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size="18pt" style:font-size-asian="18pt" style:font-size-complex="18pt"/>
    </style:style>
    <style:style style:name="P2" style:family="paragraph" style:parent-style-name="Standard">
      <style:paragraph-properties fo:text-align="justify" style:justify-single-word="false"/>
      <style:text-properties fo:font-size="14pt" style:font-size-asian="14pt" style:font-size-complex="14pt"/>
    </style:style>
    <style:style style:name="P3" style:family="paragraph" style:parent-style-name="Standard">
      <style:paragraph-properties fo:text-align="justify" style:justify-single-word="false"/>
      <style:text-properties fo:font-size="22pt" style:font-size-asian="22pt" style:font-size-complex="22pt"/>
    </style:style>
    <style:style style:name="P4" style:family="paragraph" style:parent-style-name="Standard">
      <style:paragraph-properties fo:text-align="justify" style:justify-single-word="false"/>
      <style:text-properties fo:font-size="22pt" fo:font-weight="bold" style:font-size-asian="22pt" style:font-weight-asian="bold" style:font-size-complex="22pt"/>
    </style:style>
    <style:style style:name="P5" style:family="paragraph" style:parent-style-name="Standard">
      <style:paragraph-properties fo:text-align="justify" style:justify-single-word="false"/>
      <style:text-properties fo:font-size="22pt" style:text-underline-style="solid" style:text-underline-width="auto" style:text-underline-color="font-color" fo:font-weight="bold" style:font-size-asian="22pt" style:font-weight-asian="bold" style:font-size-complex="22pt"/>
    </style:style>
    <style:style style:name="P6" style:family="paragraph" style:parent-style-name="Standard">
      <style:paragraph-properties fo:text-align="center" style:justify-single-word="false"/>
      <style:text-properties fo:font-size="22pt" style:text-underline-style="solid" style:text-underline-width="auto" style:text-underline-color="font-color" fo:font-weight="bold" style:font-size-asian="22pt" style:font-weight-asian="bold" style:font-size-complex="22pt"/>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fo:font-size="36pt" style:text-underline-style="solid" style:text-underline-width="auto" style:text-underline-color="font-color" fo:font-weight="bold" style:font-size-asian="36pt" style:font-weight-asian="bold" style:font-size-complex="36pt"/>
    </style:style>
    <style:style style:name="P9" style:family="paragraph" style:parent-style-name="Standard">
      <style:paragraph-properties fo:text-align="justify" style:justify-single-word="false"/>
      <style:text-properties fo:font-weight="bold" style:font-weight-asian="bold"/>
    </style:style>
    <style:style style:name="P10" style:family="paragraph" style:parent-style-name="Standard">
      <style:paragraph-properties fo:margin-left="0.635cm" fo:margin-right="0cm" fo:text-align="justify" style:justify-single-word="false" fo:text-indent="0cm" style:auto-text-indent="false"/>
      <style:text-properties fo:font-size="22pt" fo:font-weight="bold" style:font-size-asian="22pt" style:font-weight-asian="bold" style:font-size-complex="22pt"/>
    </style:style>
    <style:style style:name="P11" style:family="paragraph" style:parent-style-name="Standard" style:master-page-name="Standard">
      <style:paragraph-properties fo:text-align="justify" style:justify-single-word="false" style:page-number="auto"/>
      <style:text-properties fo:font-size="18pt" style:font-size-asian="18pt" style:font-size-complex="18pt"/>
    </style:style>
    <style:style style:name="P12" style:family="paragraph" style:parent-style-name="Standard">
      <style:paragraph-properties fo:text-align="justify" style:justify-single-word="false"/>
      <style:text-properties fo:font-size="14pt" style:font-size-asian="14pt" style:font-size-complex="14pt"/>
    </style:style>
    <style:style style:name="P13" style:family="paragraph" style:parent-style-name="Standard">
      <style:paragraph-properties fo:text-align="justify" style:justify-single-word="false"/>
      <style:text-properties fo:font-size="22pt" style:font-size-asian="22pt" style:font-size-complex="22pt"/>
    </style:style>
    <style:style style:name="P14" style:family="paragraph" style:parent-style-name="Standard" style:list-style-name="L1">
      <style:paragraph-properties fo:text-align="justify" style:justify-single-word="false" fo:break-before="page"/>
      <style:text-properties fo:font-size="36pt" style:text-underline-style="solid" style:text-underline-width="auto" style:text-underline-color="font-color" fo:font-weight="bold" style:font-size-asian="36pt" style:font-weight-asian="bold" style:font-size-complex="36pt"/>
    </style:style>
    <style:style style:name="P15" style:family="paragraph" style:parent-style-name="Standard" style:list-style-name="L2">
      <style:paragraph-properties fo:text-align="justify" style:justify-single-word="false" fo:break-before="page"/>
      <style:text-properties fo:font-size="36pt" style:text-underline-style="solid" style:text-underline-width="auto" style:text-underline-color="font-color" fo:font-weight="bold" style:font-size-asian="36pt" style:font-weight-asian="bold" style:font-size-complex="36pt"/>
    </style:style>
    <style:style style:name="P16" style:family="paragraph" style:parent-style-name="Standard">
      <style:paragraph-properties fo:text-align="justify" style:justify-single-word="false" fo:break-before="page"/>
      <style:text-properties fo:font-size="22pt" style:font-size-asian="22pt" style:font-size-complex="22pt"/>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Abelard <text:s text:c="80"/>TS2</text:p>
      <text:p text:style-name="P1">Aubinaud</text:p>
      <text:p text:style-name="P1">Coudeville</text:p>
      <text:p text:style-name="P1">Grandadam</text:p>
      <text:p text:style-name="P1">Thao</text:p>
      <text:p text:style-name="P1">Zaki</text:p>
      <text:p text:style-name="P3"/>
      <text:p text:style-name="P3"/>
      <text:p text:style-name="P3"/>
      <text:p text:style-name="P3"/>
      <text:p text:style-name="P3"/>
      <text:p text:style-name="P3"/>
      <text:p text:style-name="P4"/>
      <text:p text:style-name="P6">Spécialité ISN</text:p>
      <text:p text:style-name="P6">Groupe : PAC’s MEN</text:p>
      <text:p text:style-name="P6">Projet d’un Jeu vidéo</text:p>
      <text:p text:style-name="P3"/>
      <text:p text:style-name="P3"/>
      <text:p text:style-name="P3"/>
      <text:p text:style-name="P3"/>
      <text:p text:style-name="P3"/>
      <text:p text:style-name="P3"/>
      <text:p text:style-name="P3"/>
      <text:p text:style-name="P3"/>
      <text:p text:style-name="P16"/>
      <text:p text:style-name="P3"/>
      <text:p text:style-name="P3"/>
      <text:p text:style-name="P7"/>
      <text:p text:style-name="P7"/>
      <text:p text:style-name="P1">2016-2017</text:p>
      <text:p text:style-name="P7"/>
      <text:p text:style-name="P7"/>
      <text:p text:style-name="P7"/>
      <text:p text:style-name="P8">Sommaire :</text:p>
      <text:p text:style-name="P8"/>
      <text:p text:style-name="P5"/>
      <text:p text:style-name="P5">I.) Présentation du projet :</text:p>
      <text:p text:style-name="P4"><text:tab/>a) Idée générale</text:p>
      <text:p text:style-name="P4"><text:tab/>b) Objectifs</text:p>
      <text:p text:style-name="P10"/>
      <text:p text:style-name="P5">II.) Répartition des taches :</text:p>
      <text:p text:style-name="P4"><text:tab/>a) Système de sous-parties</text:p>
      <text:p text:style-name="P4"><text:tab/>b) Division en binôme </text:p>
      <text:p text:style-name="P4"/>
      <text:p text:style-name="P5">III) Partie personnelle :</text:p>
      <text:p text:style-name="P4"/>
      <text:p text:style-name="P4"/>
      <text:p text:style-name="P5">IV) Annexes :</text:p>
      <text:p text:style-name="P9"/>
      <text:list xml:id="list1429479490899335566" text:style-name="L1">
        <text:list-item>
          <text:p text:style-name="P14">Présentation du projet :</text:p>
        </text:list-item>
      </text:list>
      <text:p text:style-name="P1"/>
      <text:p text:style-name="P1">a) Idée générale</text:p>
      <text:p text:style-name="P1"/>
      <text:p text:style-name="P2">Nous avons crée un RPG (rôle play game) prenant place dans un univers plutôt fantasy en 2D. Les joueurs peuvent intégrer l'un des développeur chacun ayant des qualités spécifiques. L'objectif du jeu étant de retrouver un golem qui a été kidnappé, les joueurs passeront par plusieurs niveaux très différent notamment des cartes dessinées par nos soins et un labyrinthe parfait généré aléatoirement en rencontrant des ennemis à apparition aléatoire tout en devant faire attention à sa vie et aux dangers qui l'entoure. La vision du jeu se fait en 2D avec un point de vue dessus et les combats entre le joueur et les ennemis s'effectuent dans un écran différent du déplacement et les adversaires attaquent chacun leur tour dans l'idée d'un rpg standard. La rencontre et le passage en mode combat se passent après la collision du joueur avec des ennemis. Pour programmer nous avons utilisé Python XY et pour l'affichage, nous utilisons l'extension PyGame car elle est parfaitement adaptée à notre besoin.</text:p>
      <text:p text:style-name="P2"/>
      <text:p text:style-name="P2">Par ailleurs,nous tenons à remercier Julien Giraud qui nous a développé un programme permettant la résolution et l'affichage d'un Rubix Cube dans notre projet et Basile Er-Rafiqui, <text:s/>qui nous a créer nos bandes-son et musiques pour le jeu.</text:p>
      <text:p text:style-name="P1"/>
      <text:p text:style-name="P1">b) Objectifs</text:p>
      <text:p text:style-name="P1"/>
      <text:p text:style-name="P2">-Système de déplacement multi-directionnelle</text:p>
      <text:p text:style-name="P2">-Créer des personnages et leurs caractéristiques.</text:p>
      <text:p text:style-name="P2">-Développer un système de combat avec plusieurs entités et des paramètres influant sur celui-ci.</text:p>
      <text:p text:style-name="P2">-Créer trois cartes dont deux avec un éditeur de carte fait par nos soin et une en labyrinthe. </text:p>
      <text:p text:style-name="P2">Programmer un système d'inventaire et un système de consommables.</text:p>
      <text:p text:style-name="P2">-Utiliser Pygame.</text:p>
      <text:p text:style-name="P2">-Créer une vision 2D de dessus.</text:p>
      <text:p text:style-name="P2">-Implémenter des ennemis capables d'attaquer.</text:p>
      <text:p text:style-name="P2">Créer une difficulté croissante au sein du jeu</text:p>
      <text:p text:style-name="P2">-Lancement de la phase combat après collision avec les ennemis</text:p>
      <text:list xml:id="list4877302659519557803" text:style-name="L2">
        <text:list-item>
          <text:p text:style-name="P15">Répartition des taches :</text:p>
        </text:list-item>
      </text:list>
      <text:p text:style-name="P1"/>
      <text:p text:style-name="P1">a) Système de sous-parties</text:p>
      <text:p text:style-name="P1"/>
      <text:p text:style-name="P2"><text:tab/>Nous nous sommes repartis le travail selon 3 grands thèmes.</text:p>
      <text:p text:style-name="P2"/>
      <text:p text:style-name="P2">1) Carte</text:p>
      <text:p text:style-name="P2"/>
      <text:p text:style-name="P2">Partie comprenant la création sous forme matricielle de la carte donc la création de l'éditeur qui permet de créer les cartes. Elle gère aussi le déplacement des personnages sur la carte. Cette partie gère aussi les collision entre les ennemis et le joueur et le déclenchement de la phase combat et la génération aléatoire des textures.</text:p>
      <text:p text:style-name="P2"/>
      <text:p text:style-name="P2">2) Combat</text:p>
      <text:p text:style-name="P2"/>
      <text:p text:style-name="P2">Cette partie comprend la création des ennemis, des personnages, des items, des consommables et des principes de combat et de les intégrer au jeu. Elle s'occupe donc de la phase combat notamment des actions du joueurs et de l'intelligence artificielle des ennemis. Le système de tour par tour est aussi inclut. Cette partie comprend aussi la création d'une histoire, son intégration et affichage pour le jeu . Le design des cartes a aussi été pris en charge par cette partie pour correspondre au système de combat et à l'histoire préétablie</text:p>
      <text:p text:style-name="P2"/>
      <text:p text:style-name="P2"/>
      <text:p text:style-name="P2">3) Graphisme</text:p>
      <text:p text:style-name="P2"/>
      <text:p text:style-name="P2">Cette partie comprend l'affichage des personnages et des ennemis grâce à l'utilisation de sprites permettant un affichage dynamique. Elle gère aussi la création et l'affichage des menus notamment la page de démarrage et l'inventaire. La création d'illustrations pour les items, les personnages et les consommables est aussi assurée par cette partie. L'affichage des textures et de la carte est aussi incluse.</text:p>
      <text:p text:style-name="P2"/>
      <text:p text:style-name="P2"/>
      <text:p text:style-name="P2"/>
      <text:p text:style-name="P2"><text:tab/>Un premier groupe, composer d'Emeric et de Sébastien, s'est chargé de la génération de la carte sous forme de matrice ainsi que de la gestion des différents événements dû aux actions du joueur sur la carte. </text:p>
      <text:p text:style-name="P2"/>
      <text:p text:style-name="P2"><text:soft-page-break/><text:tab/>Un second groupe, composé de Martin et Pierre Antoine s'est chargé de la création du système de combat avec, entre autre, la création des personnages jouables, des items, des ennemis, des principe de combat et de les inclure au jeu. Ce second groupe s'est aussi chargé de la création de l'histoire ainsi que de son affichage.</text:p>
      <text:p text:style-name="P2"/>
      <text:p text:style-name="P2"><text:tab/>Enfin, un dernier groupe, composé de Nassim et Clarisse, s'est chargé d'afficher la carte et la fenêtre de combat. Il s'est aussi chargé des menus et de l'inventai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belard                                                                                                                                   TS2</dc:title>
    <meta:initial-creator>admin.profil</meta:initial-creator>
    <meta:creation-date>2017-05-10T11:13:00</meta:creation-date>
    <dc:date>2017-05-14T13:18:09.390000000</dc:date>
    <meta:editing-cycles>7</meta:editing-cycles>
    <meta:editing-duration>PT5H53M18S</meta:editing-duration>
    <meta:generator>LibreOffice/5.1.6.2$Windows_X86_64 LibreOffice_project/07ac168c60a517dba0f0d7bc7540f5afa45f0909</meta:generator>
    <meta:document-statistic meta:table-count="0" meta:image-count="0" meta:object-count="0" meta:page-count="5" meta:paragraph-count="46" meta:word-count="696" meta:character-count="4341" meta:non-whitespace-character-count="3601"/>
  </office:meta>
</office:document-meta>
</file>